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ab81d"/>
    </style:style>
    <style:style style:name="P2" style:family="paragraph" style:parent-style-name="Standard">
      <style:paragraph-properties fo:text-align="start" style:justify-single-word="false"/>
      <style:text-properties officeooo:rsid="000ab81d" officeooo:paragraph-rsid="000ab81d"/>
    </style:style>
    <style:style style:name="P3" style:family="paragraph" style:parent-style-name="Standard">
      <style:paragraph-properties fo:text-align="center" style:justify-single-word="false"/>
      <style:text-properties officeooo:rsid="000c1a3c" officeooo:paragraph-rsid="000c1a3c"/>
    </style:style>
    <style:style style:name="P4" style:family="paragraph" style:parent-style-name="Standard">
      <style:paragraph-properties fo:text-align="start" style:justify-single-word="false"/>
      <style:text-properties officeooo:rsid="000d8e56" officeooo:paragraph-rsid="000d8e56"/>
    </style:style>
    <style:style style:name="P5" style:family="paragraph" style:parent-style-name="Standard">
      <style:paragraph-properties fo:text-align="start" style:justify-single-word="false"/>
      <style:text-properties officeooo:rsid="000f31bb" officeooo:paragraph-rsid="000f31bb"/>
    </style:style>
    <style:style style:name="P6" style:family="paragraph" style:parent-style-name="Table_20_Contents">
      <style:text-properties style:font-name="Times New Roman" fo:font-weight="bold" officeooo:rsid="001a75a1" officeooo:paragraph-rsid="000ab81d" style:font-weight-asian="bold" style:font-weight-complex="bold"/>
    </style:style>
    <style:style style:name="P7" style:family="paragraph" style:parent-style-name="Table_20_Contents">
      <style:text-properties style:font-name="Times New Roman" officeooo:rsid="001a75a1" officeooo:paragraph-rsid="000ab81d"/>
    </style:style>
    <style:style style:name="P8" style:family="paragraph" style:parent-style-name="Table_20_Contents">
      <style:text-properties style:font-name="Times New Roman" fo:font-size="10pt" officeooo:rsid="001a75a1" officeooo:paragraph-rsid="000ab81d" style:font-size-asian="10pt" style:font-size-complex="10pt"/>
    </style:style>
    <style:style style:name="P9" style:family="paragraph" style:parent-style-name="Table_20_Contents">
      <style:text-properties style:font-name="Times New Roman" officeooo:paragraph-rsid="000ab81d"/>
    </style:style>
    <style:style style:name="P10" style:family="paragraph" style:parent-style-name="Table_20_Contents">
      <style:text-properties style:font-name="Times New Roman" officeooo:rsid="000ab81d" officeooo:paragraph-rsid="000ab81d"/>
    </style:style>
    <style:style style:name="P11" style:family="paragraph" style:parent-style-name="Table_20_Contents">
      <style:text-properties style:font-name="Times New Roman" officeooo:rsid="000d8e56" officeooo:paragraph-rsid="000d8e56"/>
    </style:style>
    <style:style style:name="P12" style:family="paragraph" style:parent-style-name="Table_20_Contents">
      <style:text-properties style:font-name="Times New Roman" officeooo:rsid="000f0701" officeooo:paragraph-rsid="000f0701"/>
    </style:style>
    <style:style style:name="P13" style:family="paragraph" style:parent-style-name="Table_20_Contents">
      <style:text-properties style:font-name="Times New Roman" officeooo:rsid="00134ea7" officeooo:paragraph-rsid="00134ea7"/>
    </style:style>
    <style:style style:name="P14" style:family="paragraph" style:parent-style-name="Table_20_Contents">
      <style:text-properties style:font-name="Times New Roman" officeooo:rsid="00164b72" officeooo:paragraph-rsid="00164b72"/>
    </style:style>
    <style:style style:name="T1" style:family="text">
      <style:text-properties officeooo:rsid="000d8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s, Advice, <text:span text:style-name="T1">Inspo, Fun, Layman </text:span></text:p>
      <text:p text:style-name="P2">Hak5</text:p>
      <text:p text:style-name="P2">InfoSec</text:p>
      <text:p text:style-name="P4">Linus Tech Tips</text:p>
      <text:p text:style-name="P4">Ben Eater - </text:p>
      <text:p text:style-name="P4">Microsoft Research - </text:p>
      <text:p text:style-name="P5">GoogleDevelopers</text:p>
      <text:p text:style-name="P4">Lockpicking Lawyer – Physical Pen Testing</text:p>
      <text:p text:style-name="P4">Wild West Hackin’ Fest</text:p>
      <table:table table:name="Table1" table:style-name="Table1">
        <table:table-column table:style-name="Table1.A"/>
        <table:table-column table:style-name="Table1.B"/>
        <table:table-row table:style-name="TableLine2521593672864">
          <table:table-cell table:style-name="Table1.A1" office:value-type="string">
            <text:p text:style-name="P6">Course Name</text:p>
          </table:table-cell>
          <table:table-cell table:style-name="Table1.A1" office:value-type="string">
            <text:p text:style-name="P9"/>
          </table:table-cell>
        </table:table-row>
        <table:table-row table:style-name="TableLine2521593681840">
          <table:table-cell table:style-name="Table1.A1" office:value-type="string">
            <text:p text:style-name="P7">Resource</text:p>
          </table:table-cell>
          <table:table-cell table:style-name="Table1.A1" office:value-type="string">
            <text:p text:style-name="P8">Link / ISBN</text:p>
          </table:table-cell>
        </table:table-row>
        <table:table-row table:style-name="TableLine25215936842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Additional link</text:p>
          </table:table-cell>
        </table:table-row>
        <table:table-row table:style-name="TableLine252159366878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8848">
          <table:table-cell table:style-name="Table1.A1" office:value-type="string">
            <text:p text:style-name="P10">zSecurity</text:p>
            <text:p text:style-name="P9">Best Programming Language For Hacking</text:p>
          </table:table-cell>
          <table:table-cell table:style-name="Table1.A1" office:value-type="string">
            <text:p text:style-name="P9"><text:a xlink:type="simple" xlink:href="https://youtu.be/a2sA10fVCEo" text:style-name="Internet_20_link" text:visited-style-name="Visited_20_Internet_20_Link">https://youtu.be/a2sA10fVCEo</text:a> </text:p>
          </table:table-cell>
        </table:table-row>
        <table:table-row table:style-name="TableLine2521593683472">
          <table:table-cell table:style-name="Table1.A1" office:value-type="string">
            <text:p text:style-name="P9">Computerphile</text:p>
          </table:table-cell>
          <table:table-cell table:style-name="Table1.A1" office:value-type="string">
            <text:p text:style-name="P9"><text:a xlink:type="simple" xlink:href="https://www.youtube.com/channel/UC9-y-6csu5WGm29I7JiwpnA" text:style-name="Internet_20_link" text:visited-style-name="Visited_20_Internet_20_Link">https://www.youtube.com/channel/UC9-y-6csu5WGm29I7JiwpnA</text:a> </text:p>
          </table:table-cell>
        </table:table-row>
        <table:table-row table:style-name="TableLine2521593682112">
          <table:table-cell table:style-name="Table1.A1" office:value-type="string">
            <text:p text:style-name="P11">FedScoop</text:p>
            <text:p text:style-name="P9">Frank Abagnale - FedTalks 2013</text:p>
          </table:table-cell>
          <table:table-cell table:style-name="Table1.A1" office:value-type="string">
            <text:p text:style-name="P9"><text:a xlink:type="simple" xlink:href="https://www.youtube.com/watch?v=iJIc16aqpO8&amp;ab_channel=FedScoop" text:style-name="Internet_20_link" text:visited-style-name="Visited_20_Internet_20_Link">https://www.youtube.com/watch?v=iJIc16aqpO8&amp;ab_channel=FedScoop</text:a></text:p>
            <text:p text:style-name="P9"/>
            <text:p text:style-name="P9"><text:a xlink:type="simple" xlink:href="https://youtu.be/iJIc16aqpO8" text:style-name="Internet_20_link" text:visited-style-name="Visited_20_Internet_20_Link">https://youtu.be/iJIc16aqpO8</text:a> </text:p>
          </table:table-cell>
        </table:table-row>
        <table:table-row table:style-name="TableLine2521593669328">
          <table:table-cell table:style-name="Table1.A1" office:value-type="string">
            <text:p text:style-name="P12">FedScoop</text:p>
          </table:table-cell>
          <table:table-cell table:style-name="Table1.A1" office:value-type="string">
            <text:p text:style-name="P9"><text:a xlink:type="simple" xlink:href="https://www.youtube.com/channel/UCn-oLYSX__uAaix8m1DBq3w" text:style-name="Internet_20_link" text:visited-style-name="Visited_20_Internet_20_Link">https://www.youtube.com/channel/UCn-oLYSX__uAaix8m1DBq3w</text:a> </text:p>
          </table:table-cell>
        </table:table-row>
        <table:table-row table:style-name="TableLine2521593679392">
          <table:table-cell table:style-name="Table1.A1" office:value-type="string">
            <text:p text:style-name="P13">RSA Conference</text:p>
            <text:p text:style-name="P13">How the Best Hackers Learn Their Craft</text:p>
          </table:table-cell>
          <table:table-cell table:style-name="Table1.A1" office:value-type="string">
            <text:p text:style-name="P9"><text:a xlink:type="simple" xlink:href="https://youtu.be/6vj96QetfTg" text:style-name="Internet_20_link" text:visited-style-name="Visited_20_Internet_20_Link">https://youtu.be/6vj96QetfTg</text:a> </text:p>
          </table:table-cell>
        </table:table-row>
        <table:table-row table:style-name="TableLine2521593667424">
          <table:table-cell table:style-name="Table1.A1" office:value-type="string">
            <text:p text:style-name="P14">CNBC</text:p>
            <text:p text:style-name="P14">Why Big Tech Wants You To Ditch Your Password</text:p>
            <text:p text:style-name="P14">(also read comments)</text:p>
          </table:table-cell>
          <table:table-cell table:style-name="Table1.A1" office:value-type="string">
            <text:p text:style-name="P9"><text:a xlink:type="simple" xlink:href="https://youtu.be/faU_d7DqoiY" text:style-name="Internet_20_link" text:visited-style-name="Visited_20_Internet_20_Link">https://youtu.be/faU_d7DqoiY</text:a> </text:p>
          </table:table-cell>
        </table:table-row>
        <table:table-row table:style-name="TableLine252159368102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129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238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37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04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06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20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6769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6796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096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340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7150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673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027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89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56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299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24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728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21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646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ext:soft-page-break/>
        <table:table-row table:style-name="TableLine252159369516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73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380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05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76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78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70142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870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08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10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8700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92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625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952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52159369163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28:35.225000000</meta:creation-date>
    <dc:date>2021-08-26T18:24:03.496000000</dc:date>
    <meta:editing-duration>PT3H29M34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31" meta:word-count="77" meta:character-count="735" meta:non-whitespace-character-count="679"/>
  </office:meta>
</office:document-meta>
</file>